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游ゴシック" officeooo:rsid="00113fa1" officeooo:paragraph-rsid="00113fa1" style:font-name-asian="游ゴシック" style:language-asian="zh" style:country-asian="TW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801cm" style:auto-text-indent="false" style:page-number="auto" fo:background-color="transparent"/>
      <style:text-properties style:font-name="游ゴシック" officeooo:rsid="00113fa1" officeooo:paragraph-rsid="001f4722" style:font-name-asian="游ゴシック" style:language-asian="zh" style:country-asian="TW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/>
      <style:text-properties style:font-name="游ゴシック" officeooo:rsid="00113fa1" officeooo:paragraph-rsid="00113fa1" style:font-name-asian="游ゴシック" style:language-asian="zh" style:country-asian="TW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/>
      <style:text-properties style:font-name="游ゴシック" officeooo:rsid="00113fa1" officeooo:paragraph-rsid="001e1e95" style:font-name-asian="游ゴシック" style:language-asian="zh" style:country-asian="TW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a2d6a"/>
    </style:style>
    <style:style style:name="T3" style:family="text">
      <style:text-properties style:language-asian="zh" style:country-asian="TW"/>
    </style:style>
    <style:style style:name="T4" style:family="text">
      <style:text-properties officeooo:rsid="002118c7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同意書</text:h>
      <text:p text:style-name="P2"/>
      <text:p text:style-name="P3">本人 <text:s text:c="22"/>於西元 <text:s text:c="11"/>年 <text:s text:c="5"/>月 <text:s text:c="4"/>日加入有奈教，願遵守教主 <text:span text:style-name="T1">日瀬健人 </text:span>的所有指示，如有違背，願接受包含自有奈教除籍的任何處罰。</text:p>
      <text:p text:style-name="P4"/>
      <text:p text:style-name="P4">如指示違反當地國家法律或是國際法，也需要遵守，在有奈教，法律並不是我們遵從的原則。</text:p>
      <text:p text:style-name="P5"/>
      <text:p text:style-name="P5">如教主過世而且沒有順利交接，新任教主須重新簽訂同意書。</text:p>
      <text:p text:style-name="P4"/>
      <text:p text:style-name="P4"/>
      <text:p text:style-name="P4"/>
      <text:p text:style-name="P4"/>
      <text:p text:style-name="P4"/>
      <text:p text:style-name="P4"/>
      <text:p text:style-name="P4">簽名(蓋章<text:span text:style-name="T2">)</text:span> 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6:53:35.874000000</meta:creation-date>
    <dc:date>2024-08-08T14:23:10.019000000</dc:date>
    <meta:editing-duration>PT1H26M9S</meta:editing-duration>
    <meta:editing-cycles>13</meta:editing-cycles>
    <meta:generator>LibreOffice/7.6.6.3$Windows_X86_64 LibreOffice_project/d97b2716a9a4a2ce1391dee1765565ea469b0ae7</meta:generator>
    <meta:print-date>2024-08-08T14:23:50.695000000</meta:print-date>
    <meta:printed-by>PDF 檔案</meta:printed-by>
    <meta:document-statistic meta:table-count="0" meta:image-count="0" meta:object-count="0" meta:page-count="1" meta:paragraph-count="5" meta:word-count="129" meta:character-count="202" meta:non-whitespace-character-count="153"/>
  </office:meta>
</office:document-meta>
</file>